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1"/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2.68317" calcext:value-type="float">
            <text:p>42.6831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64316" calcext:value-type="float">
            <text:p>492643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4" calcext:value-type="float">
            <text:p>1.15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17621" calcext:value-type="float">
            <text:p>1451762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994089" calcext:value-type="float">
            <text:p>299408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0.147" calcext:value-type="float">
            <text:p>70.1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129" calcext:value-type="float">
            <text:p>10412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8" calcext:value-type="percentage">
            <text:p>3.4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09700584" calcext:value-type="float">
            <text:p>0.00970058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3.194522" calcext:value-type="float">
            <text:p>63.1945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085" calcext:value-type="float">
            <text:p>5.08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506594" calcext:value-type="float">
            <text:p>6950659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87271" calcext:value-type="float">
            <text:p>1948727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034617" calcext:value-type="float">
            <text:p>403461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844" calcext:value-type="float">
            <text:p>63.8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366" calcext:value-type="float">
            <text:p>13836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3" calcext:value-type="percentage">
            <text:p>3.4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12426847" calcext:value-type="float">
            <text:p>0.01242684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82.39956" calcext:value-type="float">
            <text:p>82.3995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057" calcext:value-type="float">
            <text:p>5.05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163" calcext:value-type="float">
            <text:p>316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628549" calcext:value-type="float">
            <text:p>906285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62705" calcext:value-type="float">
            <text:p>2466270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5119334" calcext:value-type="float">
            <text:p>511933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128" calcext:value-type="float">
            <text:p>62.12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399" calcext:value-type="float">
            <text:p>17539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3" calcext:value-type="percentage">
            <text:p>3.4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16295674" calcext:value-type="float">
            <text:p>0.01629567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3.391417" calcext:value-type="float">
            <text:p>103.39141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031" calcext:value-type="float">
            <text:p>4.03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532411" calcext:value-type="float">
            <text:p>1175324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7" calcext:value-type="float">
            <text:p>1.13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38502" calcext:value-type="float">
            <text:p>320385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6653532" calcext:value-type="float">
            <text:p>665353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353" calcext:value-type="float">
            <text:p>64.35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821" calcext:value-type="float">
            <text:p>23082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7" calcext:value-type="percentage">
            <text:p>3.4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565109" calcext:value-type="float">
            <text:p>0.0256510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1.158083" calcext:value-type="float">
            <text:p>111.15808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032" calcext:value-type="float">
            <text:p>4.03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778" calcext:value-type="float">
            <text:p>477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494025" calcext:value-type="float">
            <text:p>13449402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260978" calcext:value-type="float">
            <text:p>362609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522416" calcext:value-type="float">
            <text:p>752241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673" calcext:value-type="float">
            <text:p>67.67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043" calcext:value-type="float">
            <text:p>25304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6" calcext:value-type="percentage">
            <text:p>3.3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7570812" calcext:value-type="float">
            <text:p>0.02757081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7.803888" calcext:value-type="float">
            <text:p>137.80388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703" calcext:value-type="float">
            <text:p>5.70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130128" calcext:value-type="float">
            <text:p>1531301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1" calcext:value-type="float">
            <text:p>1.1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83896" calcext:value-type="float">
            <text:p>4098389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8506430" calcext:value-type="float">
            <text:p>850643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729" calcext:value-type="float">
            <text:p>61.72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1924" calcext:value-type="float">
            <text:p>28192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4162479" calcext:value-type="float">
            <text:p>0.02416247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9.854034" calcext:value-type="float">
            <text:p>159.85403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87" calcext:value-type="float">
            <text:p>4.78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947669" calcext:value-type="float">
            <text:p>1759476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16922" calcext:value-type="float">
            <text:p>4701692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9766537" calcext:value-type="float">
            <text:p>976653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097" calcext:value-type="float">
            <text:p>61.09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742" calcext:value-type="float">
            <text:p>33074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9" calcext:value-type="percentage">
            <text:p>3.3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3390794" calcext:value-type="float">
            <text:p>0.03339079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8.065044" calcext:value-type="float">
            <text:p>158.06504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49" calcext:value-type="float">
            <text:p>5.44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343009" calcext:value-type="float">
            <text:p>1953430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602032" calcext:value-type="float">
            <text:p>516020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0719872" calcext:value-type="float">
            <text:p>1071987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819" calcext:value-type="float">
            <text:p>67.81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6972" calcext:value-type="float">
            <text:p>35697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3" calcext:value-type="percentage">
            <text:p>3.3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9010417" calcext:value-type="float">
            <text:p>0.02901041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91.02254" calcext:value-type="float">
            <text:p>191.0225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27" calcext:value-type="float">
            <text:p>6.12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7720" calcext:value-type="float">
            <text:p>772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952513" calcext:value-type="float">
            <text:p>21295251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965511" calcext:value-type="float">
            <text:p>5696551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1840175" calcext:value-type="float">
            <text:p>1184017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983" calcext:value-type="float">
            <text:p>61.98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720" calcext:value-type="float">
            <text:p>38772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7" calcext:value-type="percentage">
            <text:p>3.2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1176426" calcext:value-type="float">
            <text:p>0.03117642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14.056322" calcext:value-type="float">
            <text:p>214.0563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8891" calcext:value-type="float">
            <text:p>889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173032" calcext:value-type="float">
            <text:p>24517303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5" calcext:value-type="float">
            <text:p>1.14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652132" calcext:value-type="float">
            <text:p>646521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3445802" calcext:value-type="float">
            <text:p>1344580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814" calcext:value-type="float">
            <text:p>62.81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4669" calcext:value-type="float">
            <text:p>45466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8" calcext:value-type="percentage">
            <text:p>3.3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7780264" calcext:value-type="float">
            <text:p>0.0477802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10.162719" calcext:value-type="float">
            <text:p>210.16271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15" calcext:value-type="float">
            <text:p>6.01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192" calcext:value-type="float">
            <text:p>919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224756" calcext:value-type="float">
            <text:p>2542247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830795" calcext:value-type="float">
            <text:p>6683079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3895827" calcext:value-type="float">
            <text:p>1389582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119" calcext:value-type="float">
            <text:p>66.11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9856" calcext:value-type="float">
            <text:p>44985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4940701" calcext:value-type="float">
            <text:p>0.03494070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49.064122" calcext:value-type="float">
            <text:p>249.0641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901" calcext:value-type="float">
            <text:p>990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935569" calcext:value-type="float">
            <text:p>2759355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395427" calcext:value-type="float">
            <text:p>723954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5053371" calcext:value-type="float">
            <text:p>1505337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0.44" calcext:value-type="float">
            <text:p>60.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213" calcext:value-type="float">
            <text:p>49021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2145883" calcext:value-type="float">
            <text:p>0.04214588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52.361014" calcext:value-type="float">
            <text:p>252.36101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36" calcext:value-type="float">
            <text:p>4.73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203" calcext:value-type="float">
            <text:p>1120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6373473" calcext:value-type="float">
            <text:p>3063734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4" calcext:value-type="float">
            <text:p>1.21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889932" calcext:value-type="float">
            <text:p>808899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6822039" calcext:value-type="float">
            <text:p>1682203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659" calcext:value-type="float">
            <text:p>66.65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6827" calcext:value-type="float">
            <text:p>55682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3283187" calcext:value-type="float">
            <text:p>0.05328318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85.081121" calcext:value-type="float">
            <text:p>285.08112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581" calcext:value-type="float">
            <text:p>1158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017920" calcext:value-type="float">
            <text:p>31901792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860428" calcext:value-type="float">
            <text:p>8386042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7437603" calcext:value-type="float">
            <text:p>1743760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167" calcext:value-type="float">
            <text:p>61.16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5217" calcext:value-type="float">
            <text:p>56521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7432451" calcext:value-type="float">
            <text:p>0.04743245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00.862289" calcext:value-type="float">
            <text:p>300.86228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646" calcext:value-type="float">
            <text:p>4.64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2960" calcext:value-type="float">
            <text:p>1296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4684190" calcext:value-type="float">
            <text:p>3546841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79" calcext:value-type="float">
            <text:p>1.17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092471" calcext:value-type="float">
            <text:p>9309247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9366801" calcext:value-type="float">
            <text:p>1936680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371" calcext:value-type="float">
            <text:p>64.37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4311" calcext:value-type="float">
            <text:p>64431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3" calcext:value-type="percentage">
            <text:p>3.3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64754867" calcext:value-type="float">
            <text:p>0.06475486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17.290074" calcext:value-type="float">
            <text:p>317.29007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22" calcext:value-type="float">
            <text:p>5.42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3057" calcext:value-type="float">
            <text:p>13057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8203674" calcext:value-type="float">
            <text:p>35820367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775333" calcext:value-type="float">
            <text:p>947753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9713394" calcext:value-type="float">
            <text:p>1971339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131" calcext:value-type="float">
            <text:p>62.13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1455" calcext:value-type="float">
            <text:p>64145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5" calcext:value-type="percentage">
            <text:p>3.2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8513827" calcext:value-type="float">
            <text:p>0.05851382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40.03066" calcext:value-type="float">
            <text:p>340.0306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77" calcext:value-type="float">
            <text:p>4.77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4332" calcext:value-type="float">
            <text:p>143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64" calcext:value-type="float">
            <text:p>386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2909774" calcext:value-type="float">
            <text:p>39290977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191098" calcext:value-type="float">
            <text:p>1031910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1466705" calcext:value-type="float">
            <text:p>2146670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132" calcext:value-type="float">
            <text:p>63.13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0764" calcext:value-type="float">
            <text:p>71076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1181467" calcext:value-type="float">
            <text:p>0.07118146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54.784727" calcext:value-type="float">
            <text:p>354.78472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565" calcext:value-type="float">
            <text:p>5.56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4664" calcext:value-type="float">
            <text:p>1466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4087833" calcext:value-type="float">
            <text:p>4040878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755013" calcext:value-type="float">
            <text:p>10575501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1992386" calcext:value-type="float">
            <text:p>2199238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988" calcext:value-type="float">
            <text:p>61.98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7163" calcext:value-type="float">
            <text:p>71716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63751797" calcext:value-type="float">
            <text:p>0.06375179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63.405334" calcext:value-type="float">
            <text:p>363.40533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5783" calcext:value-type="float">
            <text:p>1578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2534380" calcext:value-type="float">
            <text:p>43253438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773730" calcext:value-type="float">
            <text:p>1127737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3473165" calcext:value-type="float">
            <text:p>2347316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592" calcext:value-type="float">
            <text:p>64.59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0005" calcext:value-type="float">
            <text:p>77000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0901782" calcext:value-type="float">
            <text:p>0.07090178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00.557622" calcext:value-type="float">
            <text:p>400.5576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634" calcext:value-type="float">
            <text:p>5.63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6175" calcext:value-type="float">
            <text:p>1617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4221030" calcext:value-type="float">
            <text:p>4442210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9" calcext:value-type="float">
            <text:p>1.10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171510" calcext:value-type="float">
            <text:p>1161715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4160184" calcext:value-type="float">
            <text:p>2416018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0.316" calcext:value-type="float">
            <text:p>60.31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9706" calcext:value-type="float">
            <text:p>77970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3" calcext:value-type="percentage">
            <text:p>3.2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1093075" calcext:value-type="float">
            <text:p>0.07109307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90.308546" calcext:value-type="float">
            <text:p>390.30854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74" calcext:value-type="float">
            <text:p>4.87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7544" calcext:value-type="float">
            <text:p>1754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791997" calcext:value-type="float">
            <text:p>4717919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09" calcext:value-type="float">
            <text:p>1.20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751534" calcext:value-type="float">
            <text:p>12475153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5966219" calcext:value-type="float">
            <text:p>2596621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527" calcext:value-type="float">
            <text:p>66.52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0522" calcext:value-type="float">
            <text:p>84052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0087202" calcext:value-type="float">
            <text:p>0.08008720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33.779044" calcext:value-type="float">
            <text:p>433.77904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8130" calcext:value-type="float">
            <text:p>1813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7457691" calcext:value-type="float">
            <text:p>4974576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7" calcext:value-type="float">
            <text:p>1.14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059853" calcext:value-type="float">
            <text:p>1300598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7050951" calcext:value-type="float">
            <text:p>2705095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361" calcext:value-type="float">
            <text:p>62.36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8393" calcext:value-type="float">
            <text:p>88839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7803788" calcext:value-type="float">
            <text:p>0.08780378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30.69919" calcext:value-type="float">
            <text:p>430.6991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05" calcext:value-type="float">
            <text:p>6.10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8349" calcext:value-type="float">
            <text:p>1834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5231830" calcext:value-type="float">
            <text:p>5052318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73" calcext:value-type="float">
            <text:p>1.17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825343" calcext:value-type="float">
            <text:p>13182534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7416606" calcext:value-type="float">
            <text:p>2741660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656" calcext:value-type="float">
            <text:p>63.65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5667" calcext:value-type="float">
            <text:p>87566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0543499" calcext:value-type="float">
            <text:p>0.07054349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53.508128" calcext:value-type="float">
            <text:p>453.50812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682" calcext:value-type="float">
            <text:p>4.68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9958" calcext:value-type="float">
            <text:p>1995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9018391" calcext:value-type="float">
            <text:p>5490183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1" calcext:value-type="float">
            <text:p>1.2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393184" calcext:value-type="float">
            <text:p>14239318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9623835" calcext:value-type="float">
            <text:p>2962383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322" calcext:value-type="float">
            <text:p>65.32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2566" calcext:value-type="float">
            <text:p>97256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6869333" calcext:value-type="float">
            <text:p>0.09686933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66.930608" calcext:value-type="float">
            <text:p>466.93060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32" calcext:value-type="float">
            <text:p>4.83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0512" calcext:value-type="float">
            <text:p>2051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77" calcext:value-type="float">
            <text:p>547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8409142" calcext:value-type="float">
            <text:p>55840914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6" calcext:value-type="float">
            <text:p>1.19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656011" calcext:value-type="float">
            <text:p>14665601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0507812" calcext:value-type="float">
            <text:p>3050781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337" calcext:value-type="float">
            <text:p>65.33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592" calcext:value-type="float">
            <text:p>99959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6628364" calcext:value-type="float">
            <text:p>0.0966283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88.77905" calcext:value-type="float">
            <text:p>488.7790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0681" calcext:value-type="float">
            <text:p>2068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7331927" calcext:value-type="float">
            <text:p>5673319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1" calcext:value-type="float">
            <text:p>1.16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832055" calcext:value-type="float">
            <text:p>1478320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0753994" calcext:value-type="float">
            <text:p>3075399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92" calcext:value-type="float">
            <text:p>62.9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3548" calcext:value-type="float">
            <text:p>98354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8449483" calcext:value-type="float">
            <text:p>0.07844948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87.85381" calcext:value-type="float">
            <text:p>487.8538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2034" calcext:value-type="float">
            <text:p>2203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42" calcext:value-type="float">
            <text:p>574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9749755" calcext:value-type="float">
            <text:p>5997497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29" calcext:value-type="float">
            <text:p>1.22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704129" calcext:value-type="float">
            <text:p>15670412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2619855" calcext:value-type="float">
            <text:p>3261985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864" calcext:value-type="float">
            <text:p>66.86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1471" calcext:value-type="float">
            <text:p>106147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5" calcext:value-type="percentage">
            <text:p>3.2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0594164" calcext:value-type="float">
            <text:p>0.1005941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33.43998" calcext:value-type="float">
            <text:p>533.4399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07" calcext:value-type="float">
            <text:p>4.80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2726" calcext:value-type="float">
            <text:p>22726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93" calcext:value-type="float">
            <text:p>569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0805561" calcext:value-type="float">
            <text:p>62080556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932427" calcext:value-type="float">
            <text:p>1619324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3688408" calcext:value-type="float">
            <text:p>3368840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153" calcext:value-type="float">
            <text:p>63.15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4061" calcext:value-type="float">
            <text:p>110406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0974516" calcext:value-type="float">
            <text:p>0.11097451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46.542184" calcext:value-type="float">
            <text:p>546.54218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3014" calcext:value-type="float">
            <text:p>2301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53" calcext:value-type="float">
            <text:p>555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0034846" calcext:value-type="float">
            <text:p>63003484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3" calcext:value-type="float">
            <text:p>1.15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127654" calcext:value-type="float">
            <text:p>16412765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4147130" calcext:value-type="float">
            <text:p>3414713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478" calcext:value-type="float">
            <text:p>62.47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7806" calcext:value-type="float">
            <text:p>108780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7442244" calcext:value-type="float">
            <text:p>0.08744224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42.12752" calcext:value-type="float">
            <text:p>542.1275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91" calcext:value-type="float">
            <text:p>5.19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4353" calcext:value-type="float">
            <text:p>2435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76" calcext:value-type="float">
            <text:p>617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6640865" calcext:value-type="float">
            <text:p>6566408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1" calcext:value-type="float">
            <text:p>1.2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815491" calcext:value-type="float">
            <text:p>17281549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5970140" calcext:value-type="float">
            <text:p>3597014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3058" calcext:value-type="float">
            <text:p>116305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3" calcext:value-type="percentage">
            <text:p>3.2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4437418" calcext:value-type="float">
            <text:p>0.10443741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94.35103" calcext:value-type="float">
            <text:p>594.3510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99" calcext:value-type="float">
            <text:p>4.89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5291" calcext:value-type="float">
            <text:p>2529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8" calcext:value-type="float">
            <text:p>638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6958912" calcext:value-type="float">
            <text:p>686958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577279" calcext:value-type="float">
            <text:p>17957727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7359700" calcext:value-type="float">
            <text:p>3735970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858" calcext:value-type="float">
            <text:p>62.85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1451" calcext:value-type="float">
            <text:p>122145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7" calcext:value-type="percentage">
            <text:p>3.2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21319765" calcext:value-type="float">
            <text:p>0.12131976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99.803745" calcext:value-type="float">
            <text:p>599.80374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85" calcext:value-type="float">
            <text:p>6.08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5632" calcext:value-type="float">
            <text:p>256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48" calcext:value-type="float">
            <text:p>654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7378416" calcext:value-type="float">
            <text:p>6973784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3" calcext:value-type="float">
            <text:p>1.16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895185" calcext:value-type="float">
            <text:p>18189518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7853734" calcext:value-type="float">
            <text:p>3785373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11" calcext:value-type="float">
            <text:p>63.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070" calcext:value-type="float">
            <text:p>120007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8574885" calcext:value-type="float">
            <text:p>0.09857488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14.669369" calcext:value-type="float">
            <text:p>614.66936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34" calcext:value-type="float">
            <text:p>6.13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6455" calcext:value-type="float">
            <text:p>2645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93" calcext:value-type="float">
            <text:p>629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8765172" calcext:value-type="float">
            <text:p>7187651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9" calcext:value-type="float">
            <text:p>1.16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812842" calcext:value-type="float">
            <text:p>18681284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8883601" calcext:value-type="float">
            <text:p>3888360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259" calcext:value-type="float">
            <text:p>63.25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5666" calcext:value-type="float">
            <text:p>123566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8" calcext:value-type="percentage">
            <text:p>3.1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0207292" calcext:value-type="float">
            <text:p>0.10020729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41.370359" calcext:value-type="float">
            <text:p>641.37035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79" calcext:value-type="float">
            <text:p>6.07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7085" calcext:value-type="float">
            <text:p>2708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55" calcext:value-type="float">
            <text:p>665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665865" calcext:value-type="float">
            <text:p>7376658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916537" calcext:value-type="float">
            <text:p>19191653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9941554" calcext:value-type="float">
            <text:p>3994155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275" calcext:value-type="float">
            <text:p>62.27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5844" calcext:value-type="float">
            <text:p>126584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5500939" calcext:value-type="float">
            <text:p>0.10550093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46.361697" calcext:value-type="float">
            <text:p>646.36169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61" calcext:value-type="float">
            <text:p>5.96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7781" calcext:value-type="float">
            <text:p>2778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9941759" calcext:value-type="float">
            <text:p>75994175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171405" calcext:value-type="float">
            <text:p>19717140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1029117" calcext:value-type="float">
            <text:p>4102911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477" calcext:value-type="float">
            <text:p>63.47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3117" calcext:value-type="float">
            <text:p>130311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8" calcext:value-type="percentage">
            <text:p>3.1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8428148" calcext:value-type="float">
            <text:p>0.10842814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68.78898" calcext:value-type="float">
            <text:p>668.7889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31" calcext:value-type="float">
            <text:p>5.93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8610" calcext:value-type="float">
            <text:p>2861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9176931" calcext:value-type="float">
            <text:p>7791769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5" calcext:value-type="float">
            <text:p>1.16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229688" calcext:value-type="float">
            <text:p>20222968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2088792" calcext:value-type="float">
            <text:p>4208879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933" calcext:value-type="float">
            <text:p>62.93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6385" calcext:value-type="float">
            <text:p>133638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8" calcext:value-type="percentage">
            <text:p>3.1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2760201" calcext:value-type="float">
            <text:p>0.11276020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96.57471" calcext:value-type="float">
            <text:p>696.5747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46" calcext:value-type="float">
            <text:p>5.94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9389" calcext:value-type="float">
            <text:p>2938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91" calcext:value-type="float">
            <text:p>749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9728526" calcext:value-type="float">
            <text:p>79972852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8" calcext:value-type="float">
            <text:p>1.14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266156" calcext:value-type="float">
            <text:p>20826615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3332659" calcext:value-type="float">
            <text:p>4333265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208" calcext:value-type="float">
            <text:p>62.20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5338" calcext:value-type="float">
            <text:p>137533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7148006" calcext:value-type="float">
            <text:p>0.11714800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91.646935" calcext:value-type="float">
            <text:p>691.64693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97" calcext:value-type="float">
            <text:p>5.99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0158" calcext:value-type="float">
            <text:p>3015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35" calcext:value-type="float">
            <text:p>753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7360034" calcext:value-type="float">
            <text:p>82736003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6" calcext:value-type="float">
            <text:p>1.19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562838" calcext:value-type="float">
            <text:p>21356283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4441546" calcext:value-type="float">
            <text:p>4444154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255" calcext:value-type="float">
            <text:p>64.25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4707" calcext:value-type="float">
            <text:p>141470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8" calcext:value-type="percentage">
            <text:p>3.1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5326967" calcext:value-type="float">
            <text:p>0.11532696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10.479655" calcext:value-type="float">
            <text:p>710.47965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0769" calcext:value-type="float">
            <text:p>3076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1147201" calcext:value-type="float">
            <text:p>84114720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84" calcext:value-type="float">
            <text:p>1.18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front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not</text:p>
          </table:table-cell>
          <table:table-cell office:value-type="string" calcext:value-type="string">
            <text:p>supported&gt;</text:p>
          </table:table-cell>
          <table:table-cell office:value-type="string" calcext:value-type="string">
            <text:p>stalled-cycles-backe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941262" calcext:value-type="float">
            <text:p>21794126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5349528" calcext:value-type="float">
            <text:p>4534952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829" calcext:value-type="float">
            <text:p>63.82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7977" calcext:value-type="float">
            <text:p>143797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7" calcext:value-type="percentage">
            <text:p>3.1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515927" calcext:value-type="float">
            <text:p>0.1151592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9" table:default-cell-style-name="Default"/>
        <table:table-row table:style-name="ro1" table:number-rows-repeated="5">
          <table:table-cell table:number-columns-repeated="40"/>
        </table:table-row>
        <table:table-row table:style-name="ro1">
          <table:table-cell office:value-type="string" calcext:value-type="string">
            <text:p>For 10, 10, 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mulation Time Units</text:p>
          </table:table-cell>
          <table:table-cell office:value-type="float" office:value="10" calcext:value-type="float">
            <text:p>10</text:p>
          </table:table-cell>
          <table:table-cell table:formula="of:=[.B7]+5" office:value-type="float" office:value="15" calcext:value-type="float">
            <text:p>15</text:p>
          </table:table-cell>
          <table:table-cell table:formula="of:=[.C7]+5" office:value-type="float" office:value="20" calcext:value-type="float">
            <text:p>20</text:p>
          </table:table-cell>
          <table:table-cell table:formula="of:=[.D7]+5" office:value-type="float" office:value="25" calcext:value-type="float">
            <text:p>25</text:p>
          </table:table-cell>
          <table:table-cell table:formula="of:=[.E7]+5" office:value-type="float" office:value="30" calcext:value-type="float">
            <text:p>30</text:p>
          </table:table-cell>
          <table:table-cell table:formula="of:=[.F7]+5" office:value-type="float" office:value="35" calcext:value-type="float">
            <text:p>35</text:p>
          </table:table-cell>
          <table:table-cell table:formula="of:=[.G7]+5" office:value-type="float" office:value="40" calcext:value-type="float">
            <text:p>40</text:p>
          </table:table-cell>
          <table:table-cell table:formula="of:=[.H7]+5" office:value-type="float" office:value="45" calcext:value-type="float">
            <text:p>45</text:p>
          </table:table-cell>
          <table:table-cell table:formula="of:=[.I7]+5" office:value-type="float" office:value="50" calcext:value-type="float">
            <text:p>50</text:p>
          </table:table-cell>
          <table:table-cell table:formula="of:=[.J7]+5" office:value-type="float" office:value="55" calcext:value-type="float">
            <text:p>55</text:p>
          </table:table-cell>
          <table:table-cell table:formula="of:=[.K7]+5" office:value-type="float" office:value="60" calcext:value-type="float">
            <text:p>60</text:p>
          </table:table-cell>
          <table:table-cell table:formula="of:=[.L7]+5" office:value-type="float" office:value="65" calcext:value-type="float">
            <text:p>65</text:p>
          </table:table-cell>
          <table:table-cell table:formula="of:=[.M7]+5" office:value-type="float" office:value="70" calcext:value-type="float">
            <text:p>70</text:p>
          </table:table-cell>
          <table:table-cell table:formula="of:=[.N7]+5" office:value-type="float" office:value="75" calcext:value-type="float">
            <text:p>75</text:p>
          </table:table-cell>
          <table:table-cell table:formula="of:=[.O7]+5" office:value-type="float" office:value="80" calcext:value-type="float">
            <text:p>80</text:p>
          </table:table-cell>
          <table:table-cell table:formula="of:=[.P7]+5" office:value-type="float" office:value="85" calcext:value-type="float">
            <text:p>85</text:p>
          </table:table-cell>
          <table:table-cell table:formula="of:=[.Q7]+5" office:value-type="float" office:value="90" calcext:value-type="float">
            <text:p>90</text:p>
          </table:table-cell>
          <table:table-cell table:formula="of:=[.R7]+5" office:value-type="float" office:value="95" calcext:value-type="float">
            <text:p>95</text:p>
          </table:table-cell>
          <table:table-cell table:formula="of:=[.S7]+5" office:value-type="float" office:value="100" calcext:value-type="float">
            <text:p>100</text:p>
          </table:table-cell>
          <table:table-cell table:formula="of:=[.T7]+5" office:value-type="float" office:value="105" calcext:value-type="float">
            <text:p>105</text:p>
          </table:table-cell>
          <table:table-cell table:formula="of:=[.U7]+5" office:value-type="float" office:value="110" calcext:value-type="float">
            <text:p>110</text:p>
          </table:table-cell>
          <table:table-cell table:formula="of:=[.V7]+5" office:value-type="float" office:value="115" calcext:value-type="float">
            <text:p>115</text:p>
          </table:table-cell>
          <table:table-cell table:formula="of:=[.W7]+5" office:value-type="float" office:value="120" calcext:value-type="float">
            <text:p>120</text:p>
          </table:table-cell>
          <table:table-cell table:formula="of:=[.X7]+5" office:value-type="float" office:value="125" calcext:value-type="float">
            <text:p>125</text:p>
          </table:table-cell>
          <table:table-cell table:formula="of:=[.Y7]+5" office:value-type="float" office:value="130" calcext:value-type="float">
            <text:p>130</text:p>
          </table:table-cell>
          <table:table-cell table:formula="of:=[.Z7]+5" office:value-type="float" office:value="135" calcext:value-type="float">
            <text:p>135</text:p>
          </table:table-cell>
          <table:table-cell table:formula="of:=[.AA7]+5" office:value-type="float" office:value="140" calcext:value-type="float">
            <text:p>140</text:p>
          </table:table-cell>
          <table:table-cell table:formula="of:=[.AB7]+5" office:value-type="float" office:value="145" calcext:value-type="float">
            <text:p>145</text:p>
          </table:table-cell>
          <table:table-cell table:formula="of:=[.AC7]+5" office:value-type="float" office:value="150" calcext:value-type="float">
            <text:p>150</text:p>
          </table:table-cell>
          <table:table-cell table:formula="of:=[.AD7]+5" office:value-type="float" office:value="155" calcext:value-type="float">
            <text:p>155</text:p>
          </table:table-cell>
          <table:table-cell table:formula="of:=[.AE7]+5"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sk-clock/msec</text:p>
          </table:table-cell>
          <table:table-cell office:value-type="float" office:value="42.68317" calcext:value-type="float">
            <text:p>42.68317</text:p>
          </table:table-cell>
          <table:table-cell office:value-type="float" office:value="63.194522" calcext:value-type="float">
            <text:p>63.194522</text:p>
          </table:table-cell>
          <table:table-cell office:value-type="float" office:value="82.39956" calcext:value-type="float">
            <text:p>82.39956</text:p>
          </table:table-cell>
          <table:table-cell office:value-type="float" office:value="103.391417" calcext:value-type="float">
            <text:p>103.391417</text:p>
          </table:table-cell>
          <table:table-cell office:value-type="float" office:value="111.158083" calcext:value-type="float">
            <text:p>111.158083</text:p>
          </table:table-cell>
          <table:table-cell office:value-type="float" office:value="137.803888" calcext:value-type="float">
            <text:p>137.803888</text:p>
          </table:table-cell>
          <table:table-cell office:value-type="float" office:value="159.854034" calcext:value-type="float">
            <text:p>159.854034</text:p>
          </table:table-cell>
          <table:table-cell office:value-type="float" office:value="158.065044" calcext:value-type="float">
            <text:p>158.065044</text:p>
          </table:table-cell>
          <table:table-cell office:value-type="float" office:value="191.02254" calcext:value-type="float">
            <text:p>191.02254</text:p>
          </table:table-cell>
          <table:table-cell office:value-type="float" office:value="214.056322" calcext:value-type="float">
            <text:p>214.056322</text:p>
          </table:table-cell>
          <table:table-cell office:value-type="float" office:value="210.162719" calcext:value-type="float">
            <text:p>210.162719</text:p>
          </table:table-cell>
          <table:table-cell office:value-type="float" office:value="249.064122" calcext:value-type="float">
            <text:p>249.064122</text:p>
          </table:table-cell>
          <table:table-cell office:value-type="float" office:value="252.361014" calcext:value-type="float">
            <text:p>252.361014</text:p>
          </table:table-cell>
          <table:table-cell office:value-type="float" office:value="285.081121" calcext:value-type="float">
            <text:p>285.081121</text:p>
          </table:table-cell>
          <table:table-cell office:value-type="float" office:value="300.862289" calcext:value-type="float">
            <text:p>300.862289</text:p>
          </table:table-cell>
          <table:table-cell office:value-type="float" office:value="317.290074" calcext:value-type="float">
            <text:p>317.290074</text:p>
          </table:table-cell>
          <table:table-cell office:value-type="float" office:value="340.03066" calcext:value-type="float">
            <text:p>340.03066</text:p>
          </table:table-cell>
          <table:table-cell office:value-type="float" office:value="354.784727" calcext:value-type="float">
            <text:p>354.784727</text:p>
          </table:table-cell>
          <table:table-cell office:value-type="float" office:value="363.405334" calcext:value-type="float">
            <text:p>363.405334</text:p>
          </table:table-cell>
          <table:table-cell office:value-type="float" office:value="400.557622" calcext:value-type="float">
            <text:p>400.557622</text:p>
          </table:table-cell>
          <table:table-cell office:value-type="float" office:value="390.308546" calcext:value-type="float">
            <text:p>390.308546</text:p>
          </table:table-cell>
          <table:table-cell office:value-type="float" office:value="433.779044" calcext:value-type="float">
            <text:p>433.779044</text:p>
          </table:table-cell>
          <table:table-cell office:value-type="float" office:value="430.69919" calcext:value-type="float">
            <text:p>430.69919</text:p>
          </table:table-cell>
          <table:table-cell office:value-type="float" office:value="453.508128" calcext:value-type="float">
            <text:p>453.508128</text:p>
          </table:table-cell>
          <table:table-cell office:value-type="float" office:value="466.930608" calcext:value-type="float">
            <text:p>466.930608</text:p>
          </table:table-cell>
          <table:table-cell office:value-type="float" office:value="488.77905" calcext:value-type="float">
            <text:p>488.77905</text:p>
          </table:table-cell>
          <table:table-cell office:value-type="float" office:value="487.85381" calcext:value-type="float">
            <text:p>487.85381</text:p>
          </table:table-cell>
          <table:table-cell office:value-type="float" office:value="533.43998" calcext:value-type="float">
            <text:p>533.43998</text:p>
          </table:table-cell>
          <table:table-cell office:value-type="float" office:value="546.542184" calcext:value-type="float">
            <text:p>546.542184</text:p>
          </table:table-cell>
          <table:table-cell office:value-type="float" office:value="542.12752" calcext:value-type="float">
            <text:p>542.12752</text:p>
          </table:table-cell>
          <table:table-cell office:value-type="float" office:value="594.35103" calcext:value-type="float">
            <text:p>594.35103</text:p>
          </table:table-cell>
          <table:table-cell office:value-type="float" office:value="599.803745" calcext:value-type="float">
            <text:p>599.803745</text:p>
          </table:table-cell>
          <table:table-cell office:value-type="float" office:value="614.669369" calcext:value-type="float">
            <text:p>614.669369</text:p>
          </table:table-cell>
          <table:table-cell office:value-type="float" office:value="641.370359" calcext:value-type="float">
            <text:p>641.370359</text:p>
          </table:table-cell>
          <table:table-cell office:value-type="float" office:value="646.361697" calcext:value-type="float">
            <text:p>646.361697</text:p>
          </table:table-cell>
          <table:table-cell office:value-type="float" office:value="668.78898" calcext:value-type="float">
            <text:p>668.78898</text:p>
          </table:table-cell>
          <table:table-cell office:value-type="float" office:value="696.57471" calcext:value-type="float">
            <text:p>696.57471</text:p>
          </table:table-cell>
          <table:table-cell office:value-type="float" office:value="691.646935" calcext:value-type="float">
            <text:p>691.646935</text:p>
          </table:table-cell>
          <table:table-cell office:value-type="float" office:value="710.479655" calcext:value-type="float">
            <text:p>710.479655</text:p>
          </table:table-cell>
        </table:table-row>
        <table:table-row table:style-name="ro1">
          <table:table-cell office:value-type="string" calcext:value-type="string">
            <text:p>context-switches</text:p>
          </table:table-cell>
          <table:table-cell office:value-type="float" office:value="1655" calcext:value-type="float">
            <text:p>1655</text:p>
          </table:table-cell>
          <table:table-cell office:value-type="float" office:value="2402" calcext:value-type="float">
            <text:p>2402</text:p>
          </table:table-cell>
          <table:table-cell office:value-type="float" office:value="3163" calcext:value-type="float">
            <text:p>3163</text:p>
          </table:table-cell>
          <table:table-cell office:value-type="float" office:value="4233" calcext:value-type="float">
            <text:p>4233</text:p>
          </table:table-cell>
          <table:table-cell office:value-type="float" office:value="4778" calcext:value-type="float">
            <text:p>4778</text:p>
          </table:table-cell>
          <table:table-cell office:value-type="float" office:value="5475" calcext:value-type="float">
            <text:p>5475</text:p>
          </table:table-cell>
          <table:table-cell office:value-type="float" office:value="6332" calcext:value-type="float">
            <text:p>6332</text:p>
          </table:table-cell>
          <table:table-cell office:value-type="float" office:value="6960" calcext:value-type="float">
            <text:p>6960</text:p>
          </table:table-cell>
          <table:table-cell office:value-type="float" office:value="7720" calcext:value-type="float">
            <text:p>7720</text:p>
          </table:table-cell>
          <table:table-cell office:value-type="float" office:value="8891" calcext:value-type="float">
            <text:p>8891</text:p>
          </table:table-cell>
          <table:table-cell office:value-type="float" office:value="9192" calcext:value-type="float">
            <text:p>9192</text:p>
          </table:table-cell>
          <table:table-cell office:value-type="float" office:value="9901" calcext:value-type="float">
            <text:p>9901</text:p>
          </table:table-cell>
          <table:table-cell office:value-type="float" office:value="11203" calcext:value-type="float">
            <text:p>11203</text:p>
          </table:table-cell>
          <table:table-cell office:value-type="float" office:value="11581" calcext:value-type="float">
            <text:p>11581</text:p>
          </table:table-cell>
          <table:table-cell office:value-type="float" office:value="12960" calcext:value-type="float">
            <text:p>12960</text:p>
          </table:table-cell>
          <table:table-cell office:value-type="float" office:value="13057" calcext:value-type="float">
            <text:p>13057</text:p>
          </table:table-cell>
          <table:table-cell office:value-type="float" office:value="14332" calcext:value-type="float">
            <text:p>14332</text:p>
          </table:table-cell>
          <table:table-cell office:value-type="float" office:value="14664" calcext:value-type="float">
            <text:p>14664</text:p>
          </table:table-cell>
          <table:table-cell office:value-type="float" office:value="15783" calcext:value-type="float">
            <text:p>15783</text:p>
          </table:table-cell>
          <table:table-cell office:value-type="float" office:value="16175" calcext:value-type="float">
            <text:p>16175</text:p>
          </table:table-cell>
          <table:table-cell office:value-type="float" office:value="17544" calcext:value-type="float">
            <text:p>17544</text:p>
          </table:table-cell>
          <table:table-cell office:value-type="float" office:value="18130" calcext:value-type="float">
            <text:p>18130</text:p>
          </table:table-cell>
          <table:table-cell office:value-type="float" office:value="18349" calcext:value-type="float">
            <text:p>18349</text:p>
          </table:table-cell>
          <table:table-cell office:value-type="float" office:value="19958" calcext:value-type="float">
            <text:p>19958</text:p>
          </table:table-cell>
          <table:table-cell office:value-type="float" office:value="20512" calcext:value-type="float">
            <text:p>20512</text:p>
          </table:table-cell>
          <table:table-cell office:value-type="float" office:value="20681" calcext:value-type="float">
            <text:p>20681</text:p>
          </table:table-cell>
          <table:table-cell office:value-type="float" office:value="22034" calcext:value-type="float">
            <text:p>22034</text:p>
          </table:table-cell>
          <table:table-cell office:value-type="float" office:value="22726" calcext:value-type="float">
            <text:p>22726</text:p>
          </table:table-cell>
          <table:table-cell office:value-type="float" office:value="23014" calcext:value-type="float">
            <text:p>23014</text:p>
          </table:table-cell>
          <table:table-cell office:value-type="float" office:value="24353" calcext:value-type="float">
            <text:p>24353</text:p>
          </table:table-cell>
          <table:table-cell office:value-type="float" office:value="25291" calcext:value-type="float">
            <text:p>25291</text:p>
          </table:table-cell>
          <table:table-cell office:value-type="float" office:value="25632" calcext:value-type="float">
            <text:p>25632</text:p>
          </table:table-cell>
          <table:table-cell office:value-type="float" office:value="26455" calcext:value-type="float">
            <text:p>26455</text:p>
          </table:table-cell>
          <table:table-cell office:value-type="float" office:value="27085" calcext:value-type="float">
            <text:p>27085</text:p>
          </table:table-cell>
          <table:table-cell office:value-type="float" office:value="27781" calcext:value-type="float">
            <text:p>27781</text:p>
          </table:table-cell>
          <table:table-cell office:value-type="float" office:value="28610" calcext:value-type="float">
            <text:p>28610</text:p>
          </table:table-cell>
          <table:table-cell office:value-type="float" office:value="29389" calcext:value-type="float">
            <text:p>29389</text:p>
          </table:table-cell>
          <table:table-cell office:value-type="float" office:value="30158" calcext:value-type="float">
            <text:p>30158</text:p>
          </table:table-cell>
          <table:table-cell office:value-type="float" office:value="30769" calcext:value-type="float">
            <text:p>30769</text:p>
          </table:table-cell>
        </table:table-row>
        <table:table-row table:style-name="ro1">
          <table:table-cell office:value-type="string" calcext:value-type="string">
            <text:p>cpu-migrations</text:p>
          </table:table-cell>
          <table:table-cell office:value-type="float" office:value="551" calcext:value-type="float">
            <text:p>551</text:p>
          </table:table-cell>
          <table:table-cell office:value-type="float" office:value="681" calcext:value-type="float">
            <text:p>681</text:p>
          </table:table-cell>
          <table:table-cell office:value-type="float" office:value="878" calcext:value-type="float">
            <text:p>878</text:p>
          </table:table-cell>
          <table:table-cell office:value-type="float" office:value="1156" calcext:value-type="float">
            <text:p>1156</text:p>
          </table:table-cell>
          <table:table-cell office:value-type="float" office:value="1236" calcext:value-type="float">
            <text:p>1236</text:p>
          </table:table-cell>
          <table:table-cell office:value-type="float" office:value="1265" calcext:value-type="float">
            <text:p>1265</text:p>
          </table:table-cell>
          <table:table-cell office:value-type="float" office:value="1617" calcext:value-type="float">
            <text:p>1617</text:p>
          </table:table-cell>
          <table:table-cell office:value-type="float" office:value="1747" calcext:value-type="float">
            <text:p>1747</text:p>
          </table:table-cell>
          <table:table-cell office:value-type="float" office:value="1996" calcext:value-type="float">
            <text:p>1996</text:p>
          </table:table-cell>
          <table:table-cell office:value-type="float" office:value="2374" calcext:value-type="float">
            <text:p>2374</text:p>
          </table:table-cell>
          <table:table-cell office:value-type="float" office:value="2204" calcext:value-type="float">
            <text:p>2204</text:p>
          </table:table-cell>
          <table:table-cell office:value-type="float" office:value="2477" calcext:value-type="float">
            <text:p>2477</text:p>
          </table:table-cell>
          <table:table-cell office:value-type="float" office:value="2733" calcext:value-type="float">
            <text:p>2733</text:p>
          </table:table-cell>
          <table:table-cell office:value-type="float" office:value="2797" calcext:value-type="float">
            <text:p>2797</text:p>
          </table:table-cell>
          <table:table-cell office:value-type="float" office:value="3361" calcext:value-type="float">
            <text:p>3361</text:p>
          </table:table-cell>
          <table:table-cell office:value-type="float" office:value="3458" calcext:value-type="float">
            <text:p>3458</text:p>
          </table:table-cell>
          <table:table-cell office:value-type="float" office:value="3864" calcext:value-type="float">
            <text:p>3864</text:p>
          </table:table-cell>
          <table:table-cell office:value-type="float" office:value="3710" calcext:value-type="float">
            <text:p>3710</text:p>
          </table:table-cell>
          <table:table-cell office:value-type="float" office:value="4038" calcext:value-type="float">
            <text:p>4038</text:p>
          </table:table-cell>
          <table:table-cell office:value-type="float" office:value="3821" calcext:value-type="float">
            <text:p>3821</text:p>
          </table:table-cell>
          <table:table-cell office:value-type="float" office:value="4450" calcext:value-type="float">
            <text:p>4450</text:p>
          </table:table-cell>
          <table:table-cell office:value-type="float" office:value="4709" calcext:value-type="float">
            <text:p>4709</text:p>
          </table:table-cell>
          <table:table-cell office:value-type="float" office:value="4453" calcext:value-type="float">
            <text:p>4453</text:p>
          </table:table-cell>
          <table:table-cell office:value-type="float" office:value="5065" calcext:value-type="float">
            <text:p>5065</text:p>
          </table:table-cell>
          <table:table-cell office:value-type="float" office:value="5477" calcext:value-type="float">
            <text:p>5477</text:p>
          </table:table-cell>
          <table:table-cell office:value-type="float" office:value="5160" calcext:value-type="float">
            <text:p>5160</text:p>
          </table:table-cell>
          <table:table-cell office:value-type="float" office:value="5742" calcext:value-type="float">
            <text:p>5742</text:p>
          </table:table-cell>
          <table:table-cell office:value-type="float" office:value="5693" calcext:value-type="float">
            <text:p>5693</text:p>
          </table:table-cell>
          <table:table-cell office:value-type="float" office:value="5553" calcext:value-type="float">
            <text:p>5553</text:p>
          </table:table-cell>
          <table:table-cell office:value-type="float" office:value="6176" calcext:value-type="float">
            <text:p>6176</text:p>
          </table:table-cell>
          <table:table-cell office:value-type="float" office:value="6388" calcext:value-type="float">
            <text:p>6388</text:p>
          </table:table-cell>
          <table:table-cell office:value-type="float" office:value="6548" calcext:value-type="float">
            <text:p>6548</text:p>
          </table:table-cell>
          <table:table-cell office:value-type="float" office:value="6293" calcext:value-type="float">
            <text:p>6293</text:p>
          </table:table-cell>
          <table:table-cell office:value-type="float" office:value="6655" calcext:value-type="float">
            <text:p>6655</text:p>
          </table:table-cell>
          <table:table-cell office:value-type="float" office:value="6971" calcext:value-type="float">
            <text:p>6971</text:p>
          </table:table-cell>
          <table:table-cell office:value-type="float" office:value="6908" calcext:value-type="float">
            <text:p>6908</text:p>
          </table:table-cell>
          <table:table-cell office:value-type="float" office:value="7491" calcext:value-type="float">
            <text:p>7491</text:p>
          </table:table-cell>
          <table:table-cell office:value-type="float" office:value="7535" calcext:value-type="float">
            <text:p>7535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string" calcext:value-type="string">
            <text:p>page-faults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49264316" calcext:value-type="float">
            <text:p>49264316</text:p>
          </table:table-cell>
          <table:table-cell office:value-type="float" office:value="69506594" calcext:value-type="float">
            <text:p>69506594</text:p>
          </table:table-cell>
          <table:table-cell office:value-type="float" office:value="90628549" calcext:value-type="float">
            <text:p>90628549</text:p>
          </table:table-cell>
          <table:table-cell office:value-type="float" office:value="117532411" calcext:value-type="float">
            <text:p>117532411</text:p>
          </table:table-cell>
          <table:table-cell office:value-type="float" office:value="134494025" calcext:value-type="float">
            <text:p>134494025</text:p>
          </table:table-cell>
          <table:table-cell office:value-type="float" office:value="153130128" calcext:value-type="float">
            <text:p>153130128</text:p>
          </table:table-cell>
          <table:table-cell office:value-type="float" office:value="175947669" calcext:value-type="float">
            <text:p>175947669</text:p>
          </table:table-cell>
          <table:table-cell office:value-type="float" office:value="195343009" calcext:value-type="float">
            <text:p>195343009</text:p>
          </table:table-cell>
          <table:table-cell office:value-type="float" office:value="212952513" calcext:value-type="float">
            <text:p>212952513</text:p>
          </table:table-cell>
          <table:table-cell office:value-type="float" office:value="245173032" calcext:value-type="float">
            <text:p>245173032</text:p>
          </table:table-cell>
          <table:table-cell office:value-type="float" office:value="254224756" calcext:value-type="float">
            <text:p>254224756</text:p>
          </table:table-cell>
          <table:table-cell office:value-type="float" office:value="275935569" calcext:value-type="float">
            <text:p>275935569</text:p>
          </table:table-cell>
          <table:table-cell office:value-type="float" office:value="306373473" calcext:value-type="float">
            <text:p>306373473</text:p>
          </table:table-cell>
          <table:table-cell office:value-type="float" office:value="319017920" calcext:value-type="float">
            <text:p>319017920</text:p>
          </table:table-cell>
          <table:table-cell office:value-type="float" office:value="354684190" calcext:value-type="float">
            <text:p>354684190</text:p>
          </table:table-cell>
          <table:table-cell office:value-type="float" office:value="358203674" calcext:value-type="float">
            <text:p>358203674</text:p>
          </table:table-cell>
          <table:table-cell office:value-type="float" office:value="392909774" calcext:value-type="float">
            <text:p>392909774</text:p>
          </table:table-cell>
          <table:table-cell office:value-type="float" office:value="404087833" calcext:value-type="float">
            <text:p>404087833</text:p>
          </table:table-cell>
          <table:table-cell office:value-type="float" office:value="432534380" calcext:value-type="float">
            <text:p>432534380</text:p>
          </table:table-cell>
          <table:table-cell office:value-type="float" office:value="444221030" calcext:value-type="float">
            <text:p>444221030</text:p>
          </table:table-cell>
          <table:table-cell office:value-type="float" office:value="471791997" calcext:value-type="float">
            <text:p>471791997</text:p>
          </table:table-cell>
          <table:table-cell office:value-type="float" office:value="497457691" calcext:value-type="float">
            <text:p>497457691</text:p>
          </table:table-cell>
          <table:table-cell office:value-type="float" office:value="505231830" calcext:value-type="float">
            <text:p>505231830</text:p>
          </table:table-cell>
          <table:table-cell office:value-type="float" office:value="549018391" calcext:value-type="float">
            <text:p>549018391</text:p>
          </table:table-cell>
          <table:table-cell office:value-type="float" office:value="558409142" calcext:value-type="float">
            <text:p>558409142</text:p>
          </table:table-cell>
          <table:table-cell office:value-type="float" office:value="567331927" calcext:value-type="float">
            <text:p>567331927</text:p>
          </table:table-cell>
          <table:table-cell office:value-type="float" office:value="599749755" calcext:value-type="float">
            <text:p>599749755</text:p>
          </table:table-cell>
          <table:table-cell office:value-type="float" office:value="620805561" calcext:value-type="float">
            <text:p>620805561</text:p>
          </table:table-cell>
          <table:table-cell office:value-type="float" office:value="630034846" calcext:value-type="float">
            <text:p>630034846</text:p>
          </table:table-cell>
          <table:table-cell office:value-type="float" office:value="656640865" calcext:value-type="float">
            <text:p>656640865</text:p>
          </table:table-cell>
          <table:table-cell office:value-type="float" office:value="686958912" calcext:value-type="float">
            <text:p>686958912</text:p>
          </table:table-cell>
          <table:table-cell office:value-type="float" office:value="697378416" calcext:value-type="float">
            <text:p>697378416</text:p>
          </table:table-cell>
          <table:table-cell office:value-type="float" office:value="718765172" calcext:value-type="float">
            <text:p>718765172</text:p>
          </table:table-cell>
          <table:table-cell office:value-type="float" office:value="737665865" calcext:value-type="float">
            <text:p>737665865</text:p>
          </table:table-cell>
          <table:table-cell office:value-type="float" office:value="759941759" calcext:value-type="float">
            <text:p>759941759</text:p>
          </table:table-cell>
          <table:table-cell office:value-type="float" office:value="779176931" calcext:value-type="float">
            <text:p>779176931</text:p>
          </table:table-cell>
          <table:table-cell office:value-type="float" office:value="799728526" calcext:value-type="float">
            <text:p>799728526</text:p>
          </table:table-cell>
          <table:table-cell office:value-type="float" office:value="827360034" calcext:value-type="float">
            <text:p>827360034</text:p>
          </table:table-cell>
          <table:table-cell office:value-type="float" office:value="841147201" calcext:value-type="float">
            <text:p>841147201</text:p>
          </table:table-cell>
        </table:table-row>
        <table:table-row table:style-name="ro1">
          <table:table-cell office:value-type="string" calcext:value-type="string">
            <text:p>instructions per cycle</text:p>
          </table:table-cell>
          <table:table-cell office:value-type="float" office:value="14517621" calcext:value-type="float">
            <text:p>14517621</text:p>
          </table:table-cell>
          <table:table-cell office:value-type="float" office:value="19487271" calcext:value-type="float">
            <text:p>19487271</text:p>
          </table:table-cell>
          <table:table-cell office:value-type="float" office:value="24662705" calcext:value-type="float">
            <text:p>24662705</text:p>
          </table:table-cell>
          <table:table-cell office:value-type="float" office:value="32038502" calcext:value-type="float">
            <text:p>32038502</text:p>
          </table:table-cell>
          <table:table-cell office:value-type="float" office:value="36260978" calcext:value-type="float">
            <text:p>36260978</text:p>
          </table:table-cell>
          <table:table-cell office:value-type="float" office:value="40983896" calcext:value-type="float">
            <text:p>40983896</text:p>
          </table:table-cell>
          <table:table-cell office:value-type="float" office:value="47016922" calcext:value-type="float">
            <text:p>47016922</text:p>
          </table:table-cell>
          <table:table-cell office:value-type="float" office:value="51602032" calcext:value-type="float">
            <text:p>51602032</text:p>
          </table:table-cell>
          <table:table-cell office:value-type="float" office:value="56965511" calcext:value-type="float">
            <text:p>56965511</text:p>
          </table:table-cell>
          <table:table-cell office:value-type="float" office:value="64652132" calcext:value-type="float">
            <text:p>64652132</text:p>
          </table:table-cell>
          <table:table-cell office:value-type="float" office:value="66830795" calcext:value-type="float">
            <text:p>66830795</text:p>
          </table:table-cell>
          <table:table-cell office:value-type="float" office:value="72395427" calcext:value-type="float">
            <text:p>72395427</text:p>
          </table:table-cell>
          <table:table-cell office:value-type="float" office:value="80889932" calcext:value-type="float">
            <text:p>80889932</text:p>
          </table:table-cell>
          <table:table-cell office:value-type="float" office:value="83860428" calcext:value-type="float">
            <text:p>83860428</text:p>
          </table:table-cell>
          <table:table-cell office:value-type="float" office:value="93092471" calcext:value-type="float">
            <text:p>93092471</text:p>
          </table:table-cell>
          <table:table-cell office:value-type="float" office:value="94775333" calcext:value-type="float">
            <text:p>94775333</text:p>
          </table:table-cell>
          <table:table-cell office:value-type="float" office:value="103191098" calcext:value-type="float">
            <text:p>103191098</text:p>
          </table:table-cell>
          <table:table-cell office:value-type="float" office:value="105755013" calcext:value-type="float">
            <text:p>105755013</text:p>
          </table:table-cell>
          <table:table-cell office:value-type="float" office:value="112773730" calcext:value-type="float">
            <text:p>112773730</text:p>
          </table:table-cell>
          <table:table-cell office:value-type="float" office:value="116171510" calcext:value-type="float">
            <text:p>116171510</text:p>
          </table:table-cell>
          <table:table-cell office:value-type="float" office:value="124751534" calcext:value-type="float">
            <text:p>124751534</text:p>
          </table:table-cell>
          <table:table-cell office:value-type="float" office:value="130059853" calcext:value-type="float">
            <text:p>130059853</text:p>
          </table:table-cell>
          <table:table-cell office:value-type="float" office:value="131825343" calcext:value-type="float">
            <text:p>131825343</text:p>
          </table:table-cell>
          <table:table-cell office:value-type="float" office:value="142393184" calcext:value-type="float">
            <text:p>142393184</text:p>
          </table:table-cell>
          <table:table-cell office:value-type="float" office:value="146656011" calcext:value-type="float">
            <text:p>146656011</text:p>
          </table:table-cell>
          <table:table-cell office:value-type="float" office:value="147832055" calcext:value-type="float">
            <text:p>147832055</text:p>
          </table:table-cell>
          <table:table-cell office:value-type="float" office:value="156704129" calcext:value-type="float">
            <text:p>156704129</text:p>
          </table:table-cell>
          <table:table-cell office:value-type="float" office:value="161932427" calcext:value-type="float">
            <text:p>161932427</text:p>
          </table:table-cell>
          <table:table-cell office:value-type="float" office:value="164127654" calcext:value-type="float">
            <text:p>164127654</text:p>
          </table:table-cell>
          <table:table-cell office:value-type="float" office:value="172815491" calcext:value-type="float">
            <text:p>172815491</text:p>
          </table:table-cell>
          <table:table-cell office:value-type="float" office:value="179577279" calcext:value-type="float">
            <text:p>179577279</text:p>
          </table:table-cell>
          <table:table-cell office:value-type="float" office:value="181895185" calcext:value-type="float">
            <text:p>181895185</text:p>
          </table:table-cell>
          <table:table-cell office:value-type="float" office:value="186812842" calcext:value-type="float">
            <text:p>186812842</text:p>
          </table:table-cell>
          <table:table-cell office:value-type="float" office:value="191916537" calcext:value-type="float">
            <text:p>191916537</text:p>
          </table:table-cell>
          <table:table-cell office:value-type="float" office:value="197171405" calcext:value-type="float">
            <text:p>197171405</text:p>
          </table:table-cell>
          <table:table-cell office:value-type="float" office:value="202229688" calcext:value-type="float">
            <text:p>202229688</text:p>
          </table:table-cell>
          <table:table-cell office:value-type="float" office:value="208266156" calcext:value-type="float">
            <text:p>208266156</text:p>
          </table:table-cell>
          <table:table-cell office:value-type="float" office:value="213562838" calcext:value-type="float">
            <text:p>213562838</text:p>
          </table:table-cell>
          <table:table-cell office:value-type="float" office:value="217941262" calcext:value-type="float">
            <text:p>217941262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2994089" calcext:value-type="float">
            <text:p>2994089</text:p>
          </table:table-cell>
          <table:table-cell office:value-type="float" office:value="4034617" calcext:value-type="float">
            <text:p>4034617</text:p>
          </table:table-cell>
          <table:table-cell office:value-type="float" office:value="5119334" calcext:value-type="float">
            <text:p>5119334</text:p>
          </table:table-cell>
          <table:table-cell office:value-type="float" office:value="6653532" calcext:value-type="float">
            <text:p>6653532</text:p>
          </table:table-cell>
          <table:table-cell office:value-type="float" office:value="7522416" calcext:value-type="float">
            <text:p>7522416</text:p>
          </table:table-cell>
          <table:table-cell office:value-type="float" office:value="8506430" calcext:value-type="float">
            <text:p>8506430</text:p>
          </table:table-cell>
          <table:table-cell office:value-type="float" office:value="9766537" calcext:value-type="float">
            <text:p>9766537</text:p>
          </table:table-cell>
          <table:table-cell office:value-type="float" office:value="10719872" calcext:value-type="float">
            <text:p>10719872</text:p>
          </table:table-cell>
          <table:table-cell office:value-type="float" office:value="11840175" calcext:value-type="float">
            <text:p>11840175</text:p>
          </table:table-cell>
          <table:table-cell office:value-type="float" office:value="13445802" calcext:value-type="float">
            <text:p>13445802</text:p>
          </table:table-cell>
          <table:table-cell office:value-type="float" office:value="13895827" calcext:value-type="float">
            <text:p>13895827</text:p>
          </table:table-cell>
          <table:table-cell office:value-type="float" office:value="15053371" calcext:value-type="float">
            <text:p>15053371</text:p>
          </table:table-cell>
          <table:table-cell office:value-type="float" office:value="16822039" calcext:value-type="float">
            <text:p>16822039</text:p>
          </table:table-cell>
          <table:table-cell office:value-type="float" office:value="17437603" calcext:value-type="float">
            <text:p>17437603</text:p>
          </table:table-cell>
          <table:table-cell office:value-type="float" office:value="19366801" calcext:value-type="float">
            <text:p>19366801</text:p>
          </table:table-cell>
          <table:table-cell office:value-type="float" office:value="19713394" calcext:value-type="float">
            <text:p>19713394</text:p>
          </table:table-cell>
          <table:table-cell office:value-type="float" office:value="21466705" calcext:value-type="float">
            <text:p>21466705</text:p>
          </table:table-cell>
          <table:table-cell office:value-type="float" office:value="21992386" calcext:value-type="float">
            <text:p>21992386</text:p>
          </table:table-cell>
          <table:table-cell office:value-type="float" office:value="23473165" calcext:value-type="float">
            <text:p>23473165</text:p>
          </table:table-cell>
          <table:table-cell office:value-type="float" office:value="24160184" calcext:value-type="float">
            <text:p>24160184</text:p>
          </table:table-cell>
          <table:table-cell office:value-type="float" office:value="25966219" calcext:value-type="float">
            <text:p>25966219</text:p>
          </table:table-cell>
          <table:table-cell office:value-type="float" office:value="27050951" calcext:value-type="float">
            <text:p>27050951</text:p>
          </table:table-cell>
          <table:table-cell office:value-type="float" office:value="27416606" calcext:value-type="float">
            <text:p>27416606</text:p>
          </table:table-cell>
          <table:table-cell office:value-type="float" office:value="29623835" calcext:value-type="float">
            <text:p>29623835</text:p>
          </table:table-cell>
          <table:table-cell office:value-type="float" office:value="30507812" calcext:value-type="float">
            <text:p>30507812</text:p>
          </table:table-cell>
          <table:table-cell office:value-type="float" office:value="30753994" calcext:value-type="float">
            <text:p>30753994</text:p>
          </table:table-cell>
          <table:table-cell office:value-type="float" office:value="32619855" calcext:value-type="float">
            <text:p>32619855</text:p>
          </table:table-cell>
          <table:table-cell office:value-type="float" office:value="33688408" calcext:value-type="float">
            <text:p>33688408</text:p>
          </table:table-cell>
          <table:table-cell office:value-type="float" office:value="34147130" calcext:value-type="float">
            <text:p>34147130</text:p>
          </table:table-cell>
          <table:table-cell office:value-type="float" office:value="35970140" calcext:value-type="float">
            <text:p>35970140</text:p>
          </table:table-cell>
          <table:table-cell office:value-type="float" office:value="37359700" calcext:value-type="float">
            <text:p>37359700</text:p>
          </table:table-cell>
          <table:table-cell office:value-type="float" office:value="37853734" calcext:value-type="float">
            <text:p>37853734</text:p>
          </table:table-cell>
          <table:table-cell office:value-type="float" office:value="38883601" calcext:value-type="float">
            <text:p>38883601</text:p>
          </table:table-cell>
          <table:table-cell office:value-type="float" office:value="39941554" calcext:value-type="float">
            <text:p>39941554</text:p>
          </table:table-cell>
          <table:table-cell office:value-type="float" office:value="41029117" calcext:value-type="float">
            <text:p>41029117</text:p>
          </table:table-cell>
          <table:table-cell office:value-type="float" office:value="42088792" calcext:value-type="float">
            <text:p>42088792</text:p>
          </table:table-cell>
          <table:table-cell office:value-type="float" office:value="43332659" calcext:value-type="float">
            <text:p>43332659</text:p>
          </table:table-cell>
          <table:table-cell office:value-type="float" office:value="44441546" calcext:value-type="float">
            <text:p>44441546</text:p>
          </table:table-cell>
          <table:table-cell office:value-type="float" office:value="45349528" calcext:value-type="float">
            <text:p>45349528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104129" calcext:value-type="float">
            <text:p>104129</text:p>
          </table:table-cell>
          <table:table-cell office:value-type="float" office:value="138366" calcext:value-type="float">
            <text:p>138366</text:p>
          </table:table-cell>
          <table:table-cell office:value-type="float" office:value="175399" calcext:value-type="float">
            <text:p>175399</text:p>
          </table:table-cell>
          <table:table-cell office:value-type="float" office:value="230821" calcext:value-type="float">
            <text:p>230821</text:p>
          </table:table-cell>
          <table:table-cell office:value-type="float" office:value="253043" calcext:value-type="float">
            <text:p>253043</text:p>
          </table:table-cell>
          <table:table-cell office:value-type="float" office:value="281924" calcext:value-type="float">
            <text:p>281924</text:p>
          </table:table-cell>
          <table:table-cell office:value-type="float" office:value="330742" calcext:value-type="float">
            <text:p>330742</text:p>
          </table:table-cell>
          <table:table-cell office:value-type="float" office:value="356972" calcext:value-type="float">
            <text:p>356972</text:p>
          </table:table-cell>
          <table:table-cell office:value-type="float" office:value="387720" calcext:value-type="float">
            <text:p>387720</text:p>
          </table:table-cell>
          <table:table-cell office:value-type="float" office:value="454669" calcext:value-type="float">
            <text:p>454669</text:p>
          </table:table-cell>
          <table:table-cell office:value-type="float" office:value="449856" calcext:value-type="float">
            <text:p>449856</text:p>
          </table:table-cell>
          <table:table-cell office:value-type="float" office:value="490213" calcext:value-type="float">
            <text:p>490213</text:p>
          </table:table-cell>
          <table:table-cell office:value-type="float" office:value="556827" calcext:value-type="float">
            <text:p>556827</text:p>
          </table:table-cell>
          <table:table-cell office:value-type="float" office:value="565217" calcext:value-type="float">
            <text:p>565217</text:p>
          </table:table-cell>
          <table:table-cell office:value-type="float" office:value="644311" calcext:value-type="float">
            <text:p>644311</text:p>
          </table:table-cell>
          <table:table-cell office:value-type="float" office:value="641455" calcext:value-type="float">
            <text:p>641455</text:p>
          </table:table-cell>
          <table:table-cell office:value-type="float" office:value="710764" calcext:value-type="float">
            <text:p>710764</text:p>
          </table:table-cell>
          <table:table-cell office:value-type="float" office:value="717163" calcext:value-type="float">
            <text:p>717163</text:p>
          </table:table-cell>
          <table:table-cell office:value-type="float" office:value="770005" calcext:value-type="float">
            <text:p>770005</text:p>
          </table:table-cell>
          <table:table-cell office:value-type="float" office:value="779706" calcext:value-type="float">
            <text:p>779706</text:p>
          </table:table-cell>
          <table:table-cell office:value-type="float" office:value="840522" calcext:value-type="float">
            <text:p>840522</text:p>
          </table:table-cell>
          <table:table-cell office:value-type="float" office:value="888393" calcext:value-type="float">
            <text:p>888393</text:p>
          </table:table-cell>
          <table:table-cell office:value-type="float" office:value="875667" calcext:value-type="float">
            <text:p>875667</text:p>
          </table:table-cell>
          <table:table-cell office:value-type="float" office:value="972566" calcext:value-type="float">
            <text:p>972566</text:p>
          </table:table-cell>
          <table:table-cell office:value-type="float" office:value="999592" calcext:value-type="float">
            <text:p>999592</text:p>
          </table:table-cell>
          <table:table-cell office:value-type="float" office:value="983548" calcext:value-type="float">
            <text:p>983548</text:p>
          </table:table-cell>
          <table:table-cell office:value-type="float" office:value="1061471" calcext:value-type="float">
            <text:p>1061471</text:p>
          </table:table-cell>
          <table:table-cell office:value-type="float" office:value="1104061" calcext:value-type="float">
            <text:p>1104061</text:p>
          </table:table-cell>
          <table:table-cell office:value-type="float" office:value="1087806" calcext:value-type="float">
            <text:p>1087806</text:p>
          </table:table-cell>
          <table:table-cell office:value-type="float" office:value="1163058" calcext:value-type="float">
            <text:p>1163058</text:p>
          </table:table-cell>
          <table:table-cell office:value-type="float" office:value="1221451" calcext:value-type="float">
            <text:p>1221451</text:p>
          </table:table-cell>
          <table:table-cell office:value-type="float" office:value="1200070" calcext:value-type="float">
            <text:p>1200070</text:p>
          </table:table-cell>
          <table:table-cell office:value-type="float" office:value="1235666" calcext:value-type="float">
            <text:p>1235666</text:p>
          </table:table-cell>
          <table:table-cell office:value-type="float" office:value="1265844" calcext:value-type="float">
            <text:p>1265844</text:p>
          </table:table-cell>
          <table:table-cell office:value-type="float" office:value="1303117" calcext:value-type="float">
            <text:p>1303117</text:p>
          </table:table-cell>
          <table:table-cell office:value-type="float" office:value="1336385" calcext:value-type="float">
            <text:p>1336385</text:p>
          </table:table-cell>
          <table:table-cell office:value-type="float" office:value="1375338" calcext:value-type="float">
            <text:p>1375338</text:p>
          </table:table-cell>
          <table:table-cell office:value-type="float" office:value="1414707" calcext:value-type="float">
            <text:p>1414707</text:p>
          </table:table-cell>
          <table:table-cell office:value-type="float" office:value="1437977" calcext:value-type="float">
            <text:p>1437977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time elapsed/s</text:p>
          </table:table-cell>
          <table:table-cell office:value-type="float" office:value="0.009700584" calcext:value-type="float">
            <text:p>0.009700584</text:p>
          </table:table-cell>
          <table:table-cell office:value-type="float" office:value="0.012426847" calcext:value-type="float">
            <text:p>0.012426847</text:p>
          </table:table-cell>
          <table:table-cell office:value-type="float" office:value="0.016295674" calcext:value-type="float">
            <text:p>0.016295674</text:p>
          </table:table-cell>
          <table:table-cell office:value-type="float" office:value="0.02565109" calcext:value-type="float">
            <text:p>0.02565109</text:p>
          </table:table-cell>
          <table:table-cell office:value-type="float" office:value="0.027570812" calcext:value-type="float">
            <text:p>0.027570812</text:p>
          </table:table-cell>
          <table:table-cell office:value-type="float" office:value="0.024162479" calcext:value-type="float">
            <text:p>0.024162479</text:p>
          </table:table-cell>
          <table:table-cell office:value-type="float" office:value="0.033390794" calcext:value-type="float">
            <text:p>0.033390794</text:p>
          </table:table-cell>
          <table:table-cell office:value-type="float" office:value="0.029010417" calcext:value-type="float">
            <text:p>0.029010417</text:p>
          </table:table-cell>
          <table:table-cell office:value-type="float" office:value="0.031176426" calcext:value-type="float">
            <text:p>0.031176426</text:p>
          </table:table-cell>
          <table:table-cell office:value-type="float" office:value="0.047780264" calcext:value-type="float">
            <text:p>0.047780264</text:p>
          </table:table-cell>
          <table:table-cell office:value-type="float" office:value="0.034940701" calcext:value-type="float">
            <text:p>0.034940701</text:p>
          </table:table-cell>
          <table:table-cell office:value-type="float" office:value="0.042145883" calcext:value-type="float">
            <text:p>0.042145883</text:p>
          </table:table-cell>
          <table:table-cell office:value-type="float" office:value="0.053283187" calcext:value-type="float">
            <text:p>0.053283187</text:p>
          </table:table-cell>
          <table:table-cell office:value-type="float" office:value="0.047432451" calcext:value-type="float">
            <text:p>0.047432451</text:p>
          </table:table-cell>
          <table:table-cell office:value-type="float" office:value="0.064754867" calcext:value-type="float">
            <text:p>0.064754867</text:p>
          </table:table-cell>
          <table:table-cell office:value-type="float" office:value="0.058513827" calcext:value-type="float">
            <text:p>0.058513827</text:p>
          </table:table-cell>
          <table:table-cell office:value-type="float" office:value="0.071181467" calcext:value-type="float">
            <text:p>0.071181467</text:p>
          </table:table-cell>
          <table:table-cell office:value-type="float" office:value="0.063751797" calcext:value-type="float">
            <text:p>0.063751797</text:p>
          </table:table-cell>
          <table:table-cell office:value-type="float" office:value="0.070901782" calcext:value-type="float">
            <text:p>0.070901782</text:p>
          </table:table-cell>
          <table:table-cell office:value-type="float" office:value="0.071093075" calcext:value-type="float">
            <text:p>0.071093075</text:p>
          </table:table-cell>
          <table:table-cell office:value-type="float" office:value="0.080087202" calcext:value-type="float">
            <text:p>0.080087202</text:p>
          </table:table-cell>
          <table:table-cell office:value-type="float" office:value="0.087803788" calcext:value-type="float">
            <text:p>0.087803788</text:p>
          </table:table-cell>
          <table:table-cell office:value-type="float" office:value="0.070543499" calcext:value-type="float">
            <text:p>0.070543499</text:p>
          </table:table-cell>
          <table:table-cell office:value-type="float" office:value="0.096869333" calcext:value-type="float">
            <text:p>0.096869333</text:p>
          </table:table-cell>
          <table:table-cell office:value-type="float" office:value="0.096628364" calcext:value-type="float">
            <text:p>0.096628364</text:p>
          </table:table-cell>
          <table:table-cell office:value-type="float" office:value="0.078449483" calcext:value-type="float">
            <text:p>0.078449483</text:p>
          </table:table-cell>
          <table:table-cell office:value-type="float" office:value="0.100594164" calcext:value-type="float">
            <text:p>0.100594164</text:p>
          </table:table-cell>
          <table:table-cell office:value-type="float" office:value="0.110974516" calcext:value-type="float">
            <text:p>0.110974516</text:p>
          </table:table-cell>
          <table:table-cell office:value-type="float" office:value="0.087442244" calcext:value-type="float">
            <text:p>0.087442244</text:p>
          </table:table-cell>
          <table:table-cell office:value-type="float" office:value="0.104437418" calcext:value-type="float">
            <text:p>0.104437418</text:p>
          </table:table-cell>
          <table:table-cell office:value-type="float" office:value="0.121319765" calcext:value-type="float">
            <text:p>0.121319765</text:p>
          </table:table-cell>
          <table:table-cell office:value-type="float" office:value="0.098574885" calcext:value-type="float">
            <text:p>0.098574885</text:p>
          </table:table-cell>
          <table:table-cell office:value-type="float" office:value="0.100207292" calcext:value-type="float">
            <text:p>0.100207292</text:p>
          </table:table-cell>
          <table:table-cell office:value-type="float" office:value="0.105500939" calcext:value-type="float">
            <text:p>0.105500939</text:p>
          </table:table-cell>
          <table:table-cell office:value-type="float" office:value="0.108428148" calcext:value-type="float">
            <text:p>0.108428148</text:p>
          </table:table-cell>
          <table:table-cell office:value-type="float" office:value="0.112760201" calcext:value-type="float">
            <text:p>0.112760201</text:p>
          </table:table-cell>
          <table:table-cell office:value-type="float" office:value="0.117148006" calcext:value-type="float">
            <text:p>0.117148006</text:p>
          </table:table-cell>
          <table:table-cell office:value-type="float" office:value="0.115326967" calcext:value-type="float">
            <text:p>0.115326967</text:p>
          </table:table-cell>
          <table:table-cell office:value-type="float" office:value="0.11515927" calcext:value-type="float">
            <text:p>0.11515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9:14:40.986779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7:45:12.879129198</meta:creation-date>
    <dc:date>2018-09-27T19:27:06.664451180</dc:date>
    <meta:editing-duration>PT21M57S</meta:editing-duration>
    <meta:editing-cycles>2</meta:editing-cycles>
    <meta:generator>LibreOffice/5.1.6.2$Linux_X86_64 LibreOffice_project/10m0$Build-2</meta:generator>
    <meta:document-statistic meta:table-count="2" meta:cell-count="2842" meta:object-count="0"/>
  </office:meta>
</office:document-meta>
</file>